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 mundo acaba a cada segundo,<text:line-break/>quem se cala é mundo,<text:line-break/>aceita este fim,<text:line-break/>mesmo sendo absur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2</meta:editing-cycles>
    <meta:creation-date>2015-01-09T14:08:00</meta:creation-date>
    <dc:date>2015-01-09T14:09:00</dc:date>
    <meta:editing-duration>PT1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17" meta:character-count="89" meta:non-whitespace-character-count="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